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00%" fo:text-align="justify" style:justify-single-word="false" fo:text-indent="0cm" style:auto-text-indent="false"/>
      <style:text-properties style:font-name="FreeSerif" fo:font-size="12pt" fo:language="en" fo:country="US" officeooo:paragraph-rsid="0000a670" style:font-size-asian="12pt" style:font-size-complex="12pt"/>
    </style:style>
    <style:style style:name="P2" style:family="paragraph" style:parent-style-name="Standard">
      <style:paragraph-properties fo:margin-left="0cm" fo:margin-right="0cm" fo:margin-top="0.423cm" fo:margin-bottom="0cm" loext:contextual-spacing="false" fo:line-height="100%" fo:text-align="justify" style:justify-single-word="false" fo:text-indent="0cm" style:auto-text-indent="false"/>
      <style:text-properties style:font-name="FreeSerif" fo:font-size="12pt" fo:language="en" fo:country="US" officeooo:paragraph-rsid="0000a670" style:font-size-asian="12pt" style:font-size-complex="12pt"/>
    </style:style>
    <style:style style:name="P3" style:family="paragraph" style:parent-style-name="Standard" style:list-style-name="WWNum1">
      <style:paragraph-properties fo:margin-left="1.27cm" fo:margin-right="0cm" fo:line-height="100%" fo:text-align="justify" style:justify-single-word="false" fo:text-indent="-0.635cm" style:auto-text-indent="false"/>
      <style:text-properties style:font-name="FreeSerif" fo:font-size="12pt" fo:language="en" fo:country="US" officeooo:paragraph-rsid="0000a670" style:font-size-asian="12pt" style:font-size-complex="12pt"/>
    </style:style>
    <style:style style:name="P4" style:family="paragraph" style:parent-style-name="Standard">
      <style:paragraph-properties fo:margin-left="1.27cm" fo:margin-right="0cm" fo:line-height="100%" fo:text-align="justify" style:justify-single-word="false" fo:text-indent="0cm" style:auto-text-indent="false"/>
      <style:text-properties style:font-name="FreeSans" fo:language="en" fo:country="US" officeooo:paragraph-rsid="0000a670"/>
    </style:style>
    <style:style style:name="P5" style:family="paragraph" style:parent-style-name="Heading_20_1">
      <style:paragraph-properties fo:line-height="100%" fo:text-align="justify" style:justify-single-word="false"/>
      <style:text-properties style:font-name="FreeSans" fo:font-size="22pt" fo:language="en" fo:country="US" fo:font-weight="bold" officeooo:paragraph-rsid="0001d6d8" style:font-size-asian="22pt" style:font-weight-asian="bold" style:font-size-complex="22pt"/>
    </style:style>
    <style:style style:name="P6" style:family="paragraph" style:parent-style-name="Heading_20_1" style:master-page-name="Standard">
      <style:paragraph-properties fo:line-height="100%" fo:text-align="justify" style:justify-single-word="false" style:page-number="1"/>
      <style:text-properties style:font-name="FreeSans" fo:font-size="22pt" fo:language="en" fo:country="US" fo:font-weight="bold" officeooo:paragraph-rsid="0001d6d8" style:font-size-asian="22pt" style:font-weight-asian="bold" style:font-size-complex="22pt"/>
    </style:style>
    <style:style style:name="P7" style:family="paragraph" style:parent-style-name="Heading_20_2">
      <style:paragraph-properties fo:line-height="100%" fo:text-align="justify" style:justify-single-word="false"/>
      <style:text-properties style:font-name="FreeSans" fo:font-size="14pt" fo:language="en" fo:country="US" fo:font-weight="bold" officeooo:paragraph-rsid="0000a670" style:font-size-asian="14pt" style:font-weight-asian="bold" style:font-size-complex="14pt"/>
    </style:style>
    <style:style style:name="P8" style:family="paragraph" style:parent-style-name="Heading_20_2">
      <style:paragraph-properties fo:margin-top="0.423cm" fo:margin-bottom="0.212cm" loext:contextual-spacing="false" fo:line-height="100%" fo:text-align="justify" style:justify-single-word="false"/>
      <style:text-properties style:font-name="FreeSans" fo:font-size="14pt" fo:language="en" fo:country="US" fo:font-weight="bold" officeooo:paragraph-rsid="0000a670" style:font-size-asian="14pt" style:font-weight-asian="bold" style:font-size-complex="14pt"/>
    </style:style>
    <style:style style:name="P9" style:family="paragraph" style:parent-style-name="Heading_20_2">
      <style:paragraph-properties fo:line-height="100%" fo:text-align="justify" style:justify-single-word="false" fo:break-before="page"/>
      <style:text-properties style:font-name="FreeSans" fo:font-size="14pt" fo:language="en" fo:country="US" fo:font-weight="bold" officeooo:paragraph-rsid="0000a670" style:font-size-asian="14pt" style:font-weight-asian="bold" style:font-size-complex="14pt"/>
    </style:style>
    <style:style style:name="T1" style:family="text">
      <style:text-properties fo:font-style="italic" style:font-style-asian="italic"/>
    </style:style>
    <style:style style:name="T2"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heory</text:p>
      <text:p text:style-name="P5"><text:bookmark text:name="_oigm8iih04pf"/><text:span text:style-name="T2">JavaServer Faces</text:span></text:p>
      <text:p text:style-name="P1">JavaServer Faces(JSF) is a technology for building web-applications using Java. In a typical JSF-application a given web-page is built using JSF component tags. These component tags are used to add components to the server-side representation of the page, which is called the view. The web-page can also reference objects that are registered on the components, such as event listeners, and JavaBeans components that capture data and process the component’s application-specific functionality. When a web-client requests a web-page the web-server responds by rendering the view, which produces XHTML or HTML that is sent to and read by the web-client[0].</text:p>
      <text:p text:style-name="P8"><text:bookmark text:name="_a5dwj3hp9qym"/>Facelets</text:p>
      <text:p text:style-name="P2">Facelets is the view-declaration language for JSF-technology. Here web-pages are built using XHTML and there is support for the expression language, JSF tag-libraries for adding components to pages as well as creation of templates for components and web-pages[0]. </text:p>
      <text:p text:style-name="P7"><text:bookmark text:name="_f8359zi6032"/>The Expression language</text:p>
      <text:p text:style-name="P1">The expression language provides a mechanism for the web-pages to communicate with the managed beans and is used by JSF technology among other things. This interaction may consist of dynamically reading data from beans and dynamically writing data to beans. Access to pieces of data is done by using value expressions and method expressions are used to invoke methods. With immediate evaluation of expressions a given expression is evaluated and the result is returned as soon as the page is rendered. With deferred evaluation the technology using the expression language can evaluate the expression whenever appropriate. JSF consists of a multiphase lifecycle consisting of event-handling and data-validation among other things. Thus deferred evaluation is mostly used here to defer expression-evaluation to the point in the life cycle where it is appropriate. Moreover, expressions that are evaluated immediately are read-only. Value expressions may further be divided into lvalue and rvalue expressions with rvalue-expressions being read-only whilst lvalue-expressions being read-write[0].</text:p>
      <text:p text:style-name="P9"><text:bookmark text:name="_7xhzgo59sqr7"/>Beans </text:p>
      <text:p text:style-name="P1">JavaBeans are used extensively when creating websites with Java. They are characterized by the way they group objects into a single object (a bean). A bean is serializable, does not use arguments in its constructor, and is accessed with getters and setters. JavaBeans have the ability to share information through introspection, save states with persistence control, and add event listeners - eliminating the requirement to use Javascript when creating websites.</text:p>
      <text:p text:style-name="P7"><text:bookmark text:name="_614d763tbnf3"/>Entity bean</text:p>
      <text:p text:style-name="P1">Entity beans is one example of a JavaBean that are used to represent persistent data. The data is maintained and stored in a database. Typically these entity beans are used to represent each table in a relational database, where every attribute represents a row in the table. The entity beans also has a unique identifier, same as a table, such as an id. An example would be if you have an entity bean representing an employee, then the unique identifier could be an employee id number. [0]</text:p>
      <text:p text:style-name="P7"><text:bookmark text:name="_83yhzs3fruu0"/>Scopes</text:p>
      <text:p text:style-name="P1">The beans have different scopes, which represent how long your bean will live. The default scope for a bean is the request scope.</text:p>
      <text:list xml:id="list3059270062" text:style-name="WWNum1">
        <text:list-item>
          <text:p text:style-name="P3">The <text:span text:style-name="T1">request scope</text:span> only live as long as a single HTTP request in the web application. This means a new instance of the bean is returned each time you request a value.</text:p>
        </text:list-item>
        <text:list-item>
          <text:p text:style-name="P3">The <text:span text:style-name="T1">session scope</text:span> lives through multiple HTTP requests, meaning as long as a HTTP session lasts.</text:p>
        </text:list-item>
        <text:list-item>
          <text:p text:style-name="P3">The <text:span text:style-name="T1">application scope</text:span> lives as long as the web application is running on the server.</text:p>
        </text:list-item>
        <text:list-item>
          <text:p text:style-name="P3">There is also a <text:span text:style-name="T1">custom scope </text:span>which is user-defined, but very seldom used. [0]</text:p>
        </text:list-item>
      </text:list>
      <text:p text:style-name="P7"><text:bookmark text:name="_g33kjmsqbadr"/>XHTML</text:p>
      <text:p text:style-name="P1">XHTML or eXtensible HyperText Markup Language is an extended version of the standard HTML and was created to increase communication and operation with other data formats, created by World Wide Web Consortium (W3C).[1] While HTML is quite tolerating towards errors, XHTML uses stricter error handling. XHTML requires closing brackets, as opposed to HTML that implicitly closes theirs (e.g. &lt;input&gt;); other examples include case-sensitivity, file-, and parsing-error handling. One of the greatest features of XHTML is its implementation of namespaces, which allows the implementation of elements and attributes that do not reside within the XHTML-standard. XHTML has met some controversy, where browser support from Internet Explorer was not implemented until IE9, and as a result, many developers avoided using XHTML and the users lost many of its great features.[1] Finally, it is also the format used in Java Server <text:soft-page-break/>Facelets, which is why it is extensively used in creating websites whenever Java is present.</text:p>
      <text:p text:style-name="P4"/>
      <text:p text:style-name="P7"><text:bookmark text:name="_25fzcbpajbf9"/>Java Persistence API</text:p>
      <text:p text:style-name="P1">JPA provides developers a facility for managing relational data through objects. Through the use of entity classes a relational database table is represented and instances of that class correspond to rows in the table. The Java Persistence Query Language(JPQL) is a language that is used to define queries for entities and it uses SQL-like syntax. One may also use the Criteria API to define queries for entities by creating query objects. These are written directly in Java and are type-safe as opposed to JPQL[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2pt" fo:font-weight="bold" style:font-size-asian="22pt" style:font-weight-asian="bold" style:font-size-complex="22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4pt" fo:font-weight="bold" style:font-size-asian="14pt" style:font-weight-asian="bold" style:font-size-complex="1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 LibreOffice_project/98c6a8a1c6c7b144ce3cc729e34964b47ce25d62</meta:generator>
    <dc:date>2020-03-24T14:07:28.711000000</dc:date>
    <meta:editing-duration>PT3M56S</meta:editing-duration>
    <meta:editing-cycles>2</meta:editing-cycles>
    <meta:document-statistic meta:table-count="0" meta:image-count="0" meta:object-count="0" meta:page-count="3" meta:paragraph-count="21" meta:word-count="807" meta:character-count="5141" meta:non-whitespace-character-count="4357"/>
  </office:meta>
</office:document-meta>
</file>